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1.2819in"/>
    </style:style>
    <style:style style:name="co27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2" style:family="table-column">
      <style:table-column-properties fo:break-before="auto" style:column-width="1.1335in"/>
    </style:style>
    <style:style style:name="co63" style:family="table-column">
      <style:table-column-properties fo:break-before="auto" style:column-width="1.9492in"/>
    </style:style>
    <style:style style:name="co64" style:family="table-column">
      <style:table-column-properties fo:break-before="auto" style:column-width="1.6209in"/>
    </style:style>
    <style:style style:name="co65" style:family="table-column">
      <style:table-column-properties fo:break-before="auto" style:column-width="1.3563in"/>
    </style:style>
    <style:style style:name="co66" style:family="table-column">
      <style:table-column-properties fo:break-before="auto" style:column-width="2.8709in"/>
    </style:style>
    <style:style style:name="co49" style:family="table-column">
      <style:table-column-properties fo:break-before="auto" style:column-width="0.7126in"/>
    </style:style>
    <style:style style:name="co50" style:family="table-column">
      <style:table-column-properties fo:break-before="auto" style:column-width="2.7126in"/>
    </style:style>
    <style:style style:name="co51" style:family="table-column">
      <style:table-column-properties fo:break-before="auto" style:column-width="2.8283in"/>
    </style:style>
    <style:style style:name="co52" style:family="table-column">
      <style:table-column-properties fo:break-before="auto" style:column-width="1.0854in"/>
    </style:style>
    <style:style style:name="co53" style:family="table-column">
      <style:table-column-properties fo:break-before="auto" style:column-width="2.1146in"/>
    </style:style>
    <style:style style:name="co54" style:family="table-column">
      <style:table-column-properties fo:break-before="auto" style:column-width="1.2283in"/>
    </style:style>
    <style:style style:name="co55" style:family="table-column">
      <style:table-column-properties fo:break-before="auto" style:column-width="1.8752in"/>
    </style:style>
    <style:style style:name="co56" style:family="table-column">
      <style:table-column-properties fo:break-before="auto" style:column-width="1.7902in"/>
    </style:style>
    <style:style style:name="co57" style:family="table-column">
      <style:table-column-properties fo:break-before="auto" style:column-width="2.5154in"/>
    </style:style>
    <style:style style:name="co58" style:family="table-column">
      <style:table-column-properties fo:break-before="auto" style:column-width="2.5425in"/>
    </style:style>
    <style:style style:name="co59" style:family="table-column">
      <style:table-column-properties fo:break-before="auto" style:column-width="2.7228in"/>
    </style:style>
    <style:style style:name="co60" style:family="table-column">
      <style:table-column-properties fo:break-before="auto" style:column-width="0.9744in"/>
    </style:style>
    <style:style style:name="co61" style:family="table-column">
      <style:table-column-properties fo:break-before="auto" style:column-width="1.0429in"/>
    </style:style>
    <style:style style:name="co67" style:family="table-column">
      <style:table-column-properties fo:break-before="auto" style:column-width="0.911in"/>
    </style:style>
    <style:style style:name="co68" style:family="table-column">
      <style:table-column-properties fo:break-before="auto" style:column-width="1.4299in"/>
    </style:style>
    <style:style style:name="co69" style:family="table-column">
      <style:table-column-properties fo:break-before="auto" style:column-width="1.2398in"/>
    </style:style>
    <style:style style:name="co70" style:family="table-column">
      <style:table-column-properties fo:break-before="auto" style:column-width="1.4516in"/>
    </style:style>
    <style:style style:name="co71" style:family="table-column">
      <style:table-column-properties fo:break-before="auto" style:column-width="2.0236in"/>
    </style:style>
    <style:style style:name="co72" style:family="table-column">
      <style:table-column-properties fo:break-before="auto" style:column-width="2.0339in"/>
    </style:style>
    <style:style style:name="co73" style:family="table-column">
      <style:table-column-properties fo:break-before="auto" style:column-width="2.1291in"/>
    </style:style>
    <style:style style:name="co74" style:family="table-column">
      <style:table-column-properties fo:break-before="auto" style:column-width="2.0764in"/>
    </style:style>
    <style:style style:name="co75" style:family="table-column">
      <style:table-column-properties fo:break-before="auto" style:column-width="0.7563in"/>
    </style:style>
    <style:style style:name="ro29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30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31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083in" fo:break-before="auto" style:use-optimal-row-height="false"/>
    </style:style>
    <style:style style:name="ro46" style:family="table-row">
      <style:table-row-properties style:row-height="0.611in" fo:break-before="auto" style:use-optimal-row-height="false"/>
    </style:style>
    <style:style style:name="ro69" style:family="table-row">
      <style:table-row-properties style:row-height="0.9327in" fo:break-before="auto" style:use-optimal-row-height="false"/>
    </style:style>
    <style:style style:name="ro70" style:family="table-row">
      <style:table-row-properties style:row-height="1.0984in" fo:break-before="auto" style:use-optimal-row-height="false"/>
    </style:style>
    <style:style style:name="ro71" style:family="table-row">
      <style:table-row-properties style:row-height="1.0673in" fo:break-before="auto" style:use-optimal-row-height="false"/>
    </style:style>
    <style:style style:name="ro14" style:family="table-row">
      <style:table-row-properties style:row-height="0.1846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8" style:family="table-row">
      <style:table-row-properties style:row-height="0.4972in" fo:break-before="auto" style:use-optimal-row-height="false"/>
    </style:style>
    <style:style style:name="ro64" style:family="table-row">
      <style:table-row-properties style:row-height="0.5283in" fo:break-before="auto" style:use-optimal-row-height="false"/>
    </style:style>
    <style:style style:name="ro88" style:family="table-row">
      <style:table-row-properties style:row-height="0.4866in" fo:break-before="auto" style:use-optimal-row-height="false"/>
    </style:style>
    <style:style style:name="ro89" style:family="table-row">
      <style:table-row-properties style:row-height="0.1953in" fo:break-before="auto" style:use-optimal-row-height="true"/>
    </style:style>
    <style:style style:name="ro90" style:family="table-row">
      <style:table-row-properties style:row-height="0.6839in" fo:break-before="auto" style:use-optimal-row-height="true"/>
    </style:style>
    <style:style style:name="ro91" style:family="table-row">
      <style:table-row-properties style:row-height="0.7252in" fo:break-before="auto" style:use-optimal-row-height="false"/>
    </style:style>
    <style:style style:name="ro33" style:family="table-row">
      <style:table-row-properties style:row-height="0.3016in" fo:break-before="auto" style:use-optimal-row-height="tru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3.3366in" fo:break-before="auto" style:use-optimal-row-height="true"/>
    </style:style>
    <style:style style:name="ro36" style:family="table-row">
      <style:table-row-properties style:row-height="0.352in" fo:break-before="auto" style:use-optimal-row-height="true"/>
    </style:style>
    <style:style style:name="ro37" style:family="table-row">
      <style:table-row-properties style:row-height="0.5075in" fo:break-before="auto" style:use-optimal-row-height="false"/>
    </style:style>
    <style:style style:name="ro38" style:family="table-row">
      <style:table-row-properties style:row-height="0.5591in" fo:break-before="auto" style:use-optimal-row-height="false"/>
    </style:style>
    <style:style style:name="ro39" style:family="table-row">
      <style:table-row-properties style:row-height="0.539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2382in" fo:break-before="auto" style:use-optimal-row-height="fals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0.6425in" fo:break-before="auto" style:use-optimal-row-height="true"/>
    </style:style>
    <style:style style:name="ro44" style:family="table-row">
      <style:table-row-properties style:row-height="4.5291in" fo:break-before="auto" style:use-optimal-row-height="true"/>
    </style:style>
    <style:style style:name="ro47" style:family="table-row">
      <style:table-row-properties style:row-height="4.2181in" fo:break-before="auto" style:use-optimal-row-height="tru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0.798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3" style:family="table-row">
      <style:table-row-properties style:row-height="0.9535in" fo:break-before="auto" style:use-optimal-row-height="true"/>
    </style:style>
    <style:style style:name="ro54" style:family="table-row">
      <style:table-row-properties style:row-height="2.1972in" fo:break-before="auto" style:use-optimal-row-height="true"/>
    </style:style>
    <style:style style:name="ro55" style:family="table-row">
      <style:table-row-properties style:row-height="1.2638in" fo:break-before="auto" style:use-optimal-row-height="true"/>
    </style:style>
    <style:style style:name="ro56" style:family="table-row">
      <style:table-row-properties style:row-height="2.6634in" fo:break-before="auto" style:use-optimal-row-height="true"/>
    </style:style>
    <style:style style:name="ro57" style:family="table-row">
      <style:table-row-properties style:row-height="1.1091in" fo:break-before="auto" style:use-optimal-row-height="true"/>
    </style:style>
    <style:style style:name="ro59" style:family="table-row">
      <style:table-row-properties style:row-height="2.5075in" fo:break-before="auto" style:use-optimal-row-height="true"/>
    </style:style>
    <style:style style:name="ro60" style:family="table-row">
      <style:table-row-properties style:row-height="1.4193in" fo:break-before="auto" style:use-optimal-row-height="true"/>
    </style:style>
    <style:style style:name="ro62" style:family="table-row">
      <style:table-row-properties style:row-height="1.1602in" fo:break-before="auto" style:use-optimal-row-height="false"/>
    </style:style>
    <style:style style:name="ro63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0.4453in" fo:break-before="auto" style:use-optimal-row-height="false"/>
    </style:style>
    <style:style style:name="ro66" style:family="table-row">
      <style:table-row-properties style:row-height="2.3217in" fo:break-before="auto" style:use-optimal-row-height="false"/>
    </style:style>
    <style:style style:name="ro67" style:family="table-row">
      <style:table-row-properties style:row-height="1.3472in" fo:break-before="auto" style:use-optimal-row-height="false"/>
    </style:style>
    <style:style style:name="ro68" style:family="table-row">
      <style:table-row-properties style:row-height="0.4146in" fo:break-before="auto" style:use-optimal-row-height="false"/>
    </style:style>
    <style:style style:name="ro74" style:family="table-row">
      <style:table-row-properties style:row-height="0.6425in" fo:break-before="auto" style:use-optimal-row-height="false"/>
    </style:style>
    <style:style style:name="ro75" style:family="table-row">
      <style:table-row-properties style:row-height="0.798in" fo:break-before="auto" style:use-optimal-row-height="false"/>
    </style:style>
    <style:style style:name="ro76" style:family="table-row">
      <style:table-row-properties style:row-height="0.5181in" fo:break-before="auto" style:use-optimal-row-height="false"/>
    </style:style>
    <style:style style:name="ro77" style:family="table-row">
      <style:table-row-properties style:row-height="0.7874in" fo:break-before="auto" style:use-optimal-row-height="false"/>
    </style:style>
    <style:style style:name="ro78" style:family="table-row">
      <style:table-row-properties style:row-height="0.8909in" fo:break-before="auto" style:use-optimal-row-height="false"/>
    </style:style>
    <style:style style:name="ro79" style:family="table-row">
      <style:table-row-properties style:row-height="0.6319in" fo:break-before="auto" style:use-optimal-row-height="false"/>
    </style:style>
    <style:style style:name="ro80" style:family="table-row">
      <style:table-row-properties style:row-height="0.6217in" fo:break-before="auto" style:use-optimal-row-height="false"/>
    </style:style>
    <style:style style:name="ro81" style:family="table-row">
      <style:table-row-properties style:row-height="0.4764in" fo:break-before="auto" style:use-optimal-row-height="false"/>
    </style:style>
    <style:style style:name="ro82" style:family="table-row">
      <style:table-row-properties style:row-height="1.2228in" fo:break-before="auto" style:use-optimal-row-height="false"/>
    </style:style>
    <style:style style:name="ro83" style:family="table-row">
      <style:table-row-properties style:row-height="1.3681in" fo:break-before="auto" style:use-optimal-row-height="false"/>
    </style:style>
    <style:style style:name="ro84" style:family="table-row">
      <style:table-row-properties style:row-height="0.5492in" fo:break-before="auto" style:use-optimal-row-height="false"/>
    </style:style>
    <style:style style:name="ro85" style:family="table-row">
      <style:table-row-properties style:row-height="1.0256in" fo:break-before="auto" style:use-optimal-row-height="false"/>
    </style:style>
    <style:style style:name="ro86" style:family="table-row">
      <style:table-row-properties style:row-height="1.078in" fo:break-before="auto" style:use-optimal-row-height="false"/>
    </style:style>
    <style:style style:name="ro87" style:family="table-row">
      <style:table-row-properties style:row-height="1.3161in" fo:break-before="auto" style:use-optimal-row-height="false"/>
    </style:style>
    <style:style style:name="ro92" style:family="table-row">
      <style:table-row-properties style:row-height="0.9118in" fo:break-before="auto" style:use-optimal-row-height="false"/>
    </style:style>
    <style:style style:name="ro93" style:family="table-row">
      <style:table-row-properties style:row-height="0.9535in" fo:break-before="auto" style:use-optimal-row-height="false"/>
    </style:style>
    <style:style style:name="ro94" style:family="table-row">
      <style:table-row-properties style:row-height="0.7354in" fo:break-before="auto" style:use-optimal-row-height="false"/>
    </style:style>
    <style:style style:name="ro95" style:family="table-row">
      <style:table-row-properties style:row-height="1.202in" fo:break-before="auto" style:use-optimal-row-height="false"/>
    </style:style>
    <style:style style:name="ro96" style:family="table-row">
      <style:table-row-properties style:row-height="1.1811in" fo:break-before="auto" style:use-optimal-row-height="false"/>
    </style:style>
    <style:style style:name="ro97" style:family="table-row">
      <style:table-row-properties style:row-height="1.0571in" fo:break-before="auto" style:use-optimal-row-height="false"/>
    </style:style>
    <style:style style:name="ro98" style:family="table-row">
      <style:table-row-properties style:row-height="1.2744in" fo:break-before="auto" style:use-optimal-row-height="false"/>
    </style:style>
    <style:style style:name="ro99" style:family="table-row">
      <style:table-row-properties style:row-height="0.6528in" fo:break-before="auto" style:use-optimal-row-height="false"/>
    </style:style>
    <style:style style:name="ro100" style:family="table-row">
      <style:table-row-properties style:row-height="0.8189in" fo:break-before="auto" style:use-optimal-row-height="false"/>
    </style:style>
    <style:style style:name="ro101" style:family="table-row">
      <style:table-row-properties style:row-height="1.243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87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ext-properties fo:font-weight="bold"/>
    </style:style>
    <style:style style:name="ce11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Default"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ext-properties style:font-name="Arial3" fo:font-size="10pt" fo:font-weight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5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53" style:family="table-cell" style:parent-style-name="Default">
      <style:table-cell-properties fo:wrap-option="wrap" style:vertical-align="top"/>
      <style:text-properties fo:font-size="10pt"/>
    </style:style>
    <style:style style:name="ce254" style:family="table-cell" style:parent-style-name="Default">
      <style:table-cell-properties fo:wrap-option="wrap"/>
    </style:style>
    <style:style style:name="ce2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57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58" style:family="table-cell" style:parent-style-name="Default">
      <style:table-cell-properties fo:wrap-option="wrap"/>
      <style:text-properties fo:font-size="10pt"/>
    </style:style>
    <style:style style:name="ce2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0" style:family="table-cell" style:parent-style-name="Default">
      <style:table-cell-properties fo:background-color="#e6e6ff" fo:wrap-option="wrap" fo:border="0.0008in solid #000000"/>
    </style:style>
    <style:style style:name="ce2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6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65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8" style:family="table-cell" style:parent-style-name="Default">
      <style:table-cell-properties style:vertical-align="top"/>
    </style:style>
    <style:style style:name="ce2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2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2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4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6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Default">
      <style:text-properties style:font-name="Arial3" fo:font-size="10pt" fo:font-weight="bold" style:font-name-asian="Arial" style:font-size-asian="10pt"/>
    </style:style>
    <style:style style:name="ce272" style:family="table-cell" style:parent-style-name="Default">
      <style:table-cell-properties style:vertical-align="top"/>
      <style:text-properties style:font-name="Arial3" fo:font-size="10pt" fo:font-weight="bold"/>
    </style:style>
    <style:style style:name="ce273" style:family="table-cell" style:parent-style-name="Default">
      <style:table-cell-properties style:vertical-align="top"/>
      <style:text-properties fo:font-weight="bold"/>
    </style:style>
    <style:style style:name="ce2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86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8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9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95" style:family="table-cell" style:parent-style-name="Default"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5" style:family="text">
      <style:text-properties style:font-name="Arial1" style:font-name-asian="ＭＳ Ｐゴシック" style:font-name-complex="Arial1"/>
    </style:style>
    <style:style style:name="T9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1" style:family="text">
      <style:text-properties fo:font-size="12pt" fo:font-weight="bold" style:font-name-asian="ＭＳ Ｐゴシック" style:font-size-asian="11pt" style:font-name-complex="Arial1" style:font-size-complex="11pt"/>
    </style:style>
    <style:style style:name="T12" style:family="text">
      <style:text-properties fo:font-weight="bold"/>
    </style:style>
    <style:style style:name="T13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6" style:family="text">
      <style:text-properties style:font-name="Arial" style:font-name-asian="Arial" style:font-name-complex="Tahoma"/>
    </style:style>
    <style:style style:name="T17" style:family="text">
      <style:text-properties style:font-name="Arial3" style:font-name-asian="Tahoma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9" table:number-columns-repeated="249" table:default-cell-style-name="Default"/>
        <table:table-row table:style-name="ro1">
          <table:table-cell table:style-name="ce126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30"/>
          <table:table-cell table:style-name="ce137"/>
          <table:table-cell table:style-name="ce203"/>
          <table:table-cell table:style-name="ce126" table:number-columns-repeated="251"/>
          <table:table-cell/>
        </table:table-row>
        <table:table-row table:style-name="ro1" table:number-rows-repeated="4">
          <table:table-cell table:style-name="ce127"/>
          <table:table-cell table:number-columns-repeated="2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33">
          <table:table-cell table:style-name="ce127"/>
          <table:table-cell table:style-name="ce131" office:value-type="string">
            <text:p>PLF 3.0 SniffTest</text:p>
          </table:table-cell>
          <table:table-cell table:style-name="ce179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80" office:value-type="string">
            <text:p>3.0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Issue date:</text:p>
          </table:table-cell>
          <table:table-cell table:style-name="ce181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82" office:value-type="string" table:number-columns-spanned="2" table:number-rows-spanned="1">
            <text:p>Platform 3.0</text:p>
          </table:table-cell>
          <table:covered-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Code:</text:p>
          </table:table-cell>
          <table:table-cell table:style-name="ce195" office:value-type="string">
            <text:p>PLF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96" table:formula="of:=[Summary_Report.F20]" office:value-type="float" office:value="23">
            <text:p>23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est Status</text:p>
          </table:table-cell>
          <table:table-cell table:style-name="ce197" office:value-type="string">
            <text:p>Passed</text:p>
          </table:table-cell>
          <table:table-cell table:style-name="ce205" office:value-type="string" table:number-columns-spanned="2" table:number-rows-spanned="1">
            <text:p><text:s/>Test is OK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/>
          <table:table-cell table:style-name="ce197" office:value-type="string">
            <text:p>Blocked</text:p>
          </table:table-cell>
          <table:table-cell table:style-name="ce206" office:value-type="string" table:number-columns-spanned="2" table:number-rows-spanned="1">
            <text:p>Could not run the test (another bug is blocking)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/>
          <table:table-cell table:style-name="ce197" office:value-type="string">
            <text:p>Failed</text:p>
          </table:table-cell>
          <table:table-cell table:style-name="ce207" office:value-type="string" table:number-columns-spanned="2" table:number-rows-spanned="1">
            <text:p>Test failed, a bug is entered on it (please add the bug ID)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8"/>
          <table:table-cell table:style-name="ce132"/>
          <table:table-cell table:style-name="ce197" office:value-type="string">
            <text:p>N/A</text:p>
          </table:table-cell>
          <table:table-cell table:style-name="ce207" office:value-type="string">
            <text:p>Test is not possible to run on this version </text:p>
          </table:table-cell>
          <table:table-cell table:number-columns-repeated="4"/>
          <table:table-cell table:style-name="ce128" table:number-columns-repeated="247"/>
          <table:table-cell/>
        </table:table-row>
        <table:table-row table:style-name="ro1" table:number-rows-repeated="2">
          <table:table-cell table:style-name="ce128"/>
          <table:table-cell/>
          <table:table-cell table:style-name="ce198"/>
          <table:table-cell table:style-name="ce208"/>
          <table:table-cell table:number-columns-repeated="4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3" office:value-type="string">
            <text:p>Record of change:</text:p>
          </table:table-cell>
          <table:table-cell table:style-name="ce199"/>
          <table:table-cell table:style-name="ce203"/>
          <table:table-cell table:style-name="ce126" table:number-columns-repeated="3"/>
          <table:table-cell/>
          <table:table-cell table:style-name="ce128" table:number-columns-repeated="247"/>
          <table:table-cell/>
        </table:table-row>
        <table:table-row table:style-name="ro34">
          <table:table-cell table:style-name="ce129"/>
          <table:table-cell table:style-name="ce134" office:value-type="string">
            <text:p>Effective Date</text:p>
          </table:table-cell>
          <table:table-cell table:style-name="ce200" office:value-type="string">
            <text:p>Version</text:p>
          </table:table-cell>
          <table:table-cell table:style-name="ce209" office:value-type="string">
            <text:p>Change description</text:p>
          </table:table-cell>
          <table:table-cell table:style-name="ce200" office:value-type="string">
            <text:p>Originator</text:p>
          </table:table-cell>
          <table:table-cell table:style-name="ce219" office:value-type="string">
            <text:p>Reviewer/</text:p>
            <text:p>Approver</text:p>
          </table:table-cell>
          <table:table-cell table:style-name="ce220" office:value-type="string">
            <text:p>Reference</text:p>
          </table:table-cell>
          <table:table-cell/>
          <table:table-cell table:style-name="ce129" table:number-columns-repeated="247"/>
          <table:table-cell/>
        </table:table-row>
        <table:table-row table:style-name="ro35">
          <table:table-cell table:style-name="ce129"/>
          <table:table-cell table:style-name="ce135" office:value-type="string">
            <text:p>19/Aug/2010</text:p>
          </table:table-cell>
          <table:table-cell table:style-name="ce201"/>
          <table:table-cell table:style-name="ce210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9">INT_KS_ANS_01</text:span></text:p>
            <text:p><text:span text:style-name="T9">INT_KS_ANS_02</text:span></text:p>
            <text:p><text:span text:style-name="T9">BUI_WEL_01</text:span></text:p>
            <text:p><text:span text:style-name="T9">BUI_WEL_01.001</text:span></text:p>
            <text:p><text:span text:style-name="T9">BUI_WEL_01.002</text:span></text:p>
            <text:p><text:span text:style-name="T9">BUI_WEL_01.003</text:span></text:p>
            <text:p><text:span text:style-name="T9">BUI_WEL_01.004</text:span></text:p>
            <text:p><text:span text:style-name="T9">BUI_AWI_01</text:span></text:p>
            <text:p><text:span text:style-name="T9">BUI_AIW_02.001</text:span></text:p>
            <text:p><text:span text:style-name="T9">BUI_AIW_03.001</text:span></text:p>
          </table:table-cell>
          <table:table-cell table:style-name="ce216" office:value-type="string">
            <text:p>minh.nguyen</text:p>
          </table:table-cell>
          <table:table-cell table:style-name="ce217"/>
          <table:table-cell table:style-name="ce221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129" table:number-columns-repeated="247"/>
          <table:table-cell/>
        </table:table-row>
        <table:table-row table:style-name="ro36">
          <table:table-cell table:style-name="ce129"/>
          <table:table-cell table:style-name="ce136"/>
          <table:table-cell table:style-name="ce201"/>
          <table:table-cell table:style-name="ce210" office:value-type="string">
            <text:p><text:span text:style-name="T10"/></text:p>
            <text:p><text:span text:style-name="T11"/></text:p>
          </table:table-cell>
          <table:table-cell table:style-name="ce217" table:number-columns-repeated="2"/>
          <table:table-cell table:style-name="ce221"/>
          <table:table-cell table:style-name="ce126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1"/>
          <table:table-cell table:style-name="ce217" table:number-columns-repeated="2"/>
          <table:table-cell table:style-name="ce221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7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 table:number-rows-repeated="2">
          <table:table-cell table:style-name="ce128"/>
          <table:table-cell table:style-name="ce135"/>
          <table:table-cell table:style-name="ce201"/>
          <table:table-cell table:style-name="ce213"/>
          <table:table-cell table:style-name="ce217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3"/>
          <table:table-cell table:style-name="ce217" table:number-columns-repeated="2"/>
          <table:table-cell table:style-name="ce223"/>
          <table:table-cell table:style-name="ce129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7" table:number-columns-repeated="2"/>
          <table:table-cell table:style-name="ce222"/>
          <table:table-cell table:style-name="ce129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6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1"/>
          <table:table-cell table:style-name="ce212"/>
          <table:table-cell table:style-name="ce216" table:number-columns-repeated="2"/>
          <table:table-cell table:style-name="ce222"/>
          <table:table-cell table:style-name="ce128"/>
          <table:table-cell table:style-name="ce126" table:number-columns-repeated="247"/>
          <table:table-cell/>
        </table:table-row>
        <table:table-row table:style-name="ro1">
          <table:table-cell table:style-name="ce126"/>
          <table:table-cell table:style-name="ce135"/>
          <table:table-cell table:style-name="ce201"/>
          <table:table-cell table:style-name="ce213"/>
          <table:table-cell table:style-name="ce216" table:number-columns-repeated="2"/>
          <table:table-cell table:style-name="ce222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4"/>
          <table:table-cell table:style-name="ce218" table:number-columns-repeated="2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3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/>
          <table:table-cell table:style-name="ce126" table:number-columns-repeated="247"/>
          <table:table-cell/>
        </table:table-row>
        <table:table-row table:style-name="ro37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38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39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40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1" table:number-rows-repeated="11">
          <table:table-cell table:style-name="ce126" table:number-columns-repeated="2"/>
          <table:table-cell table:style-name="ce199"/>
          <table:table-cell table:style-name="ce203"/>
          <table:table-cell table:style-name="ce126" table:number-columns-repeated="251"/>
          <table:table-cell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6" table:default-cell-style-name="Default"/>
        <table:table-row table:style-name="ro29">
          <table:table-cell table:style-name="ce183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8">Based on Product </text:span><text:span text:style-name="T8">built version: PLF </text:span><text:span text:style-name="T8">3.0b2</text:span></text:p>
          </table:table-cell>
          <table:covered-table-cell table:style-name="ce189"/>
          <table:table-cell table:style-name="ce189" table:number-columns-repeated="2"/>
        </table:table-row>
        <table:table-row table:style-name="ro11">
          <table:table-cell table:style-name="ce184" office:value-type="string">
            <text:p>Id</text:p>
          </table:table-cell>
          <table:table-cell table:style-name="ce189" office:value-type="string">
            <text:p>Main cases</text:p>
          </table:table-cell>
          <table:table-cell table:style-name="ce193" office:value-type="string">
            <text:p>Priority</text:p>
          </table:table-cell>
          <table:table-cell table:style-name="ce193" office:value-type="string">
            <text:p>Affect</text:p>
          </table:table-cell>
        </table:table-row>
        <table:table-row table:style-name="ro12">
          <table:table-cell table:style-name="ce185" table:number-columns-spanned="2" table:number-rows-spanned="1"/>
          <table:covered-table-cell table:style-name="ce189"/>
          <table:table-cell table:style-name="ce194"/>
          <table:table-cell/>
        </table:table-row>
        <table:table-row table:style-name="ro30">
          <table:table-cell table:style-name="ce186" office:value-type="string">
            <text:p>INT_IDE_01.001</text:p>
          </table:table-cell>
          <table:table-cell table:style-name="ce190" office:value-type="string">
            <text:p>Edit and save a WCM template</text:p>
          </table:table-cell>
          <table:table-cell table:style-name="ce194"/>
          <table:table-cell/>
        </table:table-row>
        <table:table-row table:style-name="ro30">
          <table:table-cell table:style-name="ce187" office:value-type="string">
            <text:p>INT_IDE_01.002</text:p>
          </table:table-cell>
          <table:table-cell table:style-name="ce190" office:value-type="string">
            <text:p>Add a new WCM template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2.001</text:p>
          </table:table-cell>
          <table:table-cell table:style-name="ce191" office:value-type="string">
            <text:p>Try create simple gadget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3.001</text:p>
          </table:table-cell>
          <table:table-cell table:style-name="ce190" office:value-type="string">
            <text:p>Try create simple REST Service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4.001</text:p>
          </table:table-cell>
          <table:table-cell table:style-name="ce55" office:value-type="string">
            <text:p>Shared groovy scripts library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SOC_01.001</text:p>
          </table:table-cell>
          <table:table-cell table:style-name="ce190" office:value-type="string">
            <text:p>Attach a DMS Document link to status update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1</text:p>
          </table:table-cell>
          <table:table-cell table:style-name="ce192" office:value-type="string">
            <text:p>Detach a file to DM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2</text:p>
          </table:table-cell>
          <table:table-cell table:style-name="ce192" office:value-type="string">
            <text:p>Attach a file from server while composing new mail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1.001</text:p>
          </table:table-cell>
          <table:table-cell table:style-name="ce192" office:value-type="string">
            <text:p>Add a calendar for my spaces member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2.001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1.001</text:p>
          </table:table-cell>
          <table:table-cell table:style-name="ce192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2.001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1.001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1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2</text:p>
          </table:table-cell>
          <table:table-cell table:style-name="ce190" office:value-type="string">
            <text:p>publish answers to space stream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1</text:p>
          </table:table-cell>
          <table:table-cell table:style-name="ce190" office:value-type="string">
            <text:p>Check link to acme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2</text:p>
          </table:table-cell>
          <table:table-cell table:style-name="ce190" office:value-type="string">
            <text:p>Check link to intranet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3</text:p>
          </table:table-cell>
          <table:table-cell table:style-name="ce190" office:value-type="string">
            <text:p>Check access document from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4</text:p>
          </table:table-cell>
          <table:table-cell table:style-name="ce190" office:value-type="string">
            <text:p>Check access site from link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1</text:p>
          </table:table-cell>
          <table:table-cell table:style-name="ce192" office:value-type="string">
            <text:p>Check sign in intranet sit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2</text:p>
          </table:table-cell>
          <table:table-cell table:style-name="ce192" office:value-type="string">
            <text:p>Check Register from Welcome page in public mod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2.001</text:p>
          </table:table-cell>
          <table:table-cell table:style-name="ce192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3.001</text:p>
          </table:table-cell>
          <table:table-cell table:style-name="ce55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61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108" table:number-columns-repeated="192"/>
          <table:table-cell table:number-columns-repeated="2"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4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109])" office:value-type="float" office:value="15" table:number-columns-spanned="3" table:number-rows-spanned="1">
            <text:p>15</text:p>
          </table:table-cell>
          <table:covered-table-cell table:style-name="ce23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5">
          <table:table-cell/>
          <table:table-cell table:style-name="ce225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22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10"/>
          <table:table-cell table:style-name="ce271" table:number-columns-repeated="188"/>
          <table:table-cell table:style-name="ce110"/>
        </table:table-row>
        <table:table-row table:style-name="ro42">
          <table:table-cell table:style-name="ce60" office:value-type="float" office:value="1">
            <text:p>001</text:p>
          </table:table-cell>
          <table:table-cell table:style-name="ce186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231" office:value-type="string">
            <text:p>Integration Features\IDE\Develop WCM Templates</text:p>
          </table:table-cell>
          <table:table-cell table:style-name="ce80" office:value-type="string">
            <text:p>Edit and save a WCM template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(user in developers &amp; administrators group)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233" office:value-type="string">
            <text:p>Dms-system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4: Open file</text:p>
          </table:table-cell>
          <table:table-cell table:style-name="ce243" office:value-type="string">
            <text:p>In the left tree I browse and open : /exo:ecm/views/templates/Content List Viewer/list-by-folder/OneColumnCLVTemplate.gtmpl</text:p>
          </table:table-cell>
          <table:table-cell table:style-name="ce233" office:value-type="string">
            <text:p>The fil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4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5: Change file content</text:p>
          </table:table-cell>
          <table:table-cell table:style-name="ce243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233" office:value-type="string">
            <text:p>Change is sav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6: Check the change</text:p>
          </table:table-cell>
          <table:table-cell table:style-name="ce243" office:value-type="string">
            <text:p>- Go to Home page of acme site</text:p>
          </table:table-cell>
          <table:table-cell table:style-name="ce243" office:value-type="string">
            <text:p>Change of the template is affected in Latest News (Latest News eXo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86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80" office:value-type="string">
            <text:p>Add a new WCM template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Login to the acme website as a user with developer role (user in developers &amp; administrators group)</text:p>
          </table:table-cell>
          <table:table-cell table:style-name="ce24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In toolbar I click on Group &gt; Developers &gt; IDE</text:p>
          </table:table-cell>
          <table:table-cell table:style-name="ce243" office:value-type="string">
            <text:p>IDE page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243" office:value-type="string">
            <text:p>Dms-system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4: Show add new template form</text:p>
          </table:table-cell>
          <table:table-cell table:style-name="ce243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243" office:value-type="string">
            <text:p>A blank .gtmpl fil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7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5: Add new template</text:p>
          </table:table-cell>
          <table:table-cell table:style-name="ce243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243" office:value-type="string">
            <text:p>New fil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6: Show edit page by wizard</text:p>
          </table:table-cell>
          <table:table-cell table:style-name="ce243" office:value-type="string">
            <text:p>- Go to acme site Home page</text:p>
            <text:p>- Go to Site Editor → Edit page</text:p>
          </table:table-cell>
          <table:table-cell table:style-name="ce243" office:value-type="string">
            <text:p>Edit page wizard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7: Add portlet into page</text:p>
          </table:table-cell>
          <table:table-cell table:style-name="ce243" office:value-type="string">
            <text:p>Drag &amp; drop Content List portlet to the bottom of the page</text:p>
          </table:table-cell>
          <table:table-cell table:style-name="ce243" office:value-type="string">
            <text:p>The portlet is added into pag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8: Show form to edit portlet</text:p>
          </table:table-cell>
          <table:table-cell table:style-name="ce243" office:value-type="string">
            <text:p>Click edit portlet icon (Content List)</text:p>
          </table:table-cell>
          <table:table-cell table:style-name="ce243" office:value-type="string">
            <text:p>Content List config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9: Select properties for portlet</text:p>
          </table:table-cell>
          <table:table-cell table:style-name="ce243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243" office:value-type="string">
            <text:p>Chang on portlet is sav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10: Check after config portlet</text:p>
          </table:table-cell>
          <table:table-cell table:style-name="ce243" office:value-type="string">
            <text:p>- Click Save editing page</text:p>
          </table:table-cell>
          <table:table-cell table:style-name="ce243" office:value-type="string">
            <text:p>- Back to Home page</text:p>
            <text:p>- There's portlet with text Hello from eXo ID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6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Develop Gadgets</text:p>
          </table:table-cell>
          <table:table-cell table:style-name="ce80" office:value-type="string">
            <text:p>Try create simple gadget and deploy it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<text:span text:style-name="T12">(</text:span>user in developers &amp; administrators group<text:span text:style-name="T12">)</text:span>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33" office:value-type="string">
            <text:p>Dev-monit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4: Add gadget</text:p>
          </table:table-cell>
          <table:table-cell table:style-name="ce243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246" office:value-type="string">
            <text:p>New "HelloWorld_gadget.xml" file is add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5: Preview added gadget</text:p>
          </table:table-cell>
          <table:table-cell table:style-name="ce243" office:value-type="string">
            <text:p><text:span text:style-name="T13">In the IDE portlet:</text:span></text:p>
            <text:p><text:span text:style-name="T13">- Click Run → Show Preview</text:span></text:p>
          </table:table-cell>
          <table:table-cell table:style-name="ce243" office:value-type="string">
            <text:p>Hello, world! <text:s/>Is displayed in Gadget Preview tab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6: Deploy gadget</text:p>
          </table:table-cell>
          <table:table-cell table:style-name="ce243" office:value-type="string">
            <text:p><text:span text:style-name="T13">In the IDE portlet:</text:span></text:p>
            <text:p><text:span text:style-name="T13">- Click Run → Deploy gadget to Gatein</text:span></text:p>
          </table:table-cell>
          <table:table-cell table:style-name="ce24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7: Check added gadget in Gate In</text:p>
          </table:table-cell>
          <table:table-cell table:style-name="ce233" office:value-type="string">
            <text:p>- Go to Group -&gt; Administration -&gt; Application Registry</text:p>
            <text:p>- Select Gadget category</text:p>
          </table:table-cell>
          <table:table-cell table:style-name="ce233" office:value-type="string">
            <text:p>There's "Hello, World!" in gadget list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86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Develop REST Services</text:p>
          </table:table-cell>
          <table:table-cell table:style-name="ce234" office:value-type="string">
            <text:p>Try create simple REST Service and deploy it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<text:span text:style-name="T12">(</text:span>user in developers &amp; administrators group<text:span text:style-name="T12">)</text:span>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33" office:value-type="string">
            <text:p>Dev-monit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4: Open new groovy file to add new rest service</text:p>
          </table:table-cell>
          <table:table-cell table:style-name="ce243" office:value-type="string">
            <text:p>In the IDE portlet:</text:p>
            <text:p>- Goto File -&gt; New -&gt; REST Service</text:p>
          </table:table-cell>
          <table:table-cell table:style-name="ce233" office:value-type="string">
            <text:p>1 groovy file is open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5: Save file</text:p>
          </table:table-cell>
          <table:table-cell table:style-name="ce243" office:value-type="string">
            <text:p><text:span text:style-name="T13">- Change content with the path: <text:s/></text:span><text:span text:style-name="T13">@Path("/my-service")</text:span></text:p>
            <text:p><text:span text:style-name="T13">- Goto File -&gt; Save As</text:span></text:p>
            <text:p><text:span text:style-name="T13">- Click OK to save the file</text:span></text:p>
          </table:table-cell>
          <table:table-cell table:style-name="ce233" office:value-type="string">
            <text:p>1 groovy file is added &amp;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6: Deploy</text:p>
          </table:table-cell>
          <table:table-cell table:style-name="ce233" office:value-type="string">
            <text:p>- Go to Run -&gt; Deploy</text:p>
          </table:table-cell>
          <table:table-cell table:style-name="ce243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7: Show Launch REST Service form</text:p>
          </table:table-cell>
          <table:table-cell table:style-name="ce233" office:value-type="string">
            <text:p>- Run -&gt; Launch REST Service</text:p>
          </table:table-cell>
          <table:table-cell table:style-name="ce243" office:value-type="string">
            <text:p>Launch REST Service form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4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8: Send</text:p>
          </table:table-cell>
          <table:table-cell table:style-name="ce233" office:value-type="string">
            <text:p>- modify field "Path:" to value "/my-service/helloworld/eXo"</text:p>
            <text:p>- In opened window push "Send" button</text:p>
          </table:table-cell>
          <table:table-cell table:style-name="ce243" office:value-type="string">
            <text:p><text:span text:style-name="T16">- Check the service result work in IDE </text:span><text:span text:style-name="T16">output:</text:span></text:p>
            <text:p><text:span text:style-name="T16">[OUTPUT] - -Status - - - - - - - -</text:span></text:p>
            <text:p><text:span text:style-name="T16">200 OK</text:span></text:p>
            <text:p><text:span text:style-name="T16">- -Headers- - - - - - - -</text:span></text:p>
            <text:p><text:span text:style-name="T16">Server : Apache-Coyote/1.1</text:span></text:p>
            <text:p><text:span text:style-name="T16">Pragma : No-cache</text:span></text:p>
            <text:p><text:span text:style-name="T16">Cache-Control : no-cache</text:span></text:p>
            <text:p><text:span text:style-name="T16">Expires : Thu, 01 Jan 1970 03:00:00 </text:span><text:span text:style-name="T16">EET</text:span></text:p>
            <text:p><text:span text:style-name="T16">Content-Type : */*</text:span></text:p>
            <text:p><text:span text:style-name="T16">Transfer-Encoding : chunked</text:span></text:p>
            <text:p><text:span text:style-name="T16">Date : Fri, 13 Aug 2010 08:11:54 GMT</text:span></text:p>
            <text:p><text:span text:style-name="T16">- -Text - - - - - - - - -</text:span></text:p>
            <text:p><text:span text:style-name="T16">Hello eXo</text:span>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86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Share groovy scripts</text:p>
          </table:table-cell>
          <table:table-cell table:style-name="ce231" office:value-type="string">
            <text:p>Shared groovy scripts library</text:p>
          </table:table-cell>
          <table:table-cell table:style-name="ce55" office:value-type="string">
            <text:p>Step 1: Login</text:p>
          </table:table-cell>
          <table:table-cell table:style-name="ce233" office:value-type="string">
            <text:p>Login to the acme website as a user with developer role (user in developers &amp; administrators group)</text:p>
          </table:table-cell>
          <table:table-cell table:style-name="ce24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2: Show IDE page</text:p>
          </table:table-cell>
          <table:table-cell table:style-name="ce233" office:value-type="string">
            <text:p>Click on Group -&gt; Developers -&gt; IDE</text:p>
          </table:table-cell>
          <table:table-cell table:style-name="ce243" office:value-type="string">
            <text:p>- IDE page is shown</text:p>
            <text:p>- Currently dev-monit workspace is being select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3: Show add new groovy script form</text:p>
          </table:table-cell>
          <table:table-cell table:style-name="ce233" office:value-type="string">
            <text:p>Goto File -&gt; New -&gt; Groovy Script</text:p>
          </table:table-cell>
          <table:table-cell table:style-name="ce243" office:value-type="string">
            <text:p>A blank .groovy file is open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4: Save file</text:p>
          </table:table-cell>
          <table:table-cell table:style-name="ce233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243" office:value-type="string">
            <text:p>File is sav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5: Validate file</text:p>
          </table:table-cell>
          <table:table-cell table:style-name="ce233" office:value-type="string">
            <text:p>- Go to Run --&gt; Validate</text:p>
          </table:table-cell>
          <table:table-cell table:style-name="ce243" office:value-type="string">
            <text:p>Out put: [INFO] file_dep1.groovy validated successfully.</text:p>
          </table:table-cell>
          <table:table-cell table:style-name="ce267"/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6: Show add new rest service form</text:p>
          </table:table-cell>
          <table:table-cell table:style-name="ce233" office:value-type="string">
            <text:p>Goto File -&gt; New -&gt; REST Service</text:p>
          </table:table-cell>
          <table:table-cell table:style-name="ce243" office:value-type="string">
            <text:p>Another groovy file is opened with default content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6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7: Save file</text:p>
          </table:table-cell>
          <table:table-cell table:style-name="ce233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240" office:value-type="string">
            <text:p>MySharedGroovyTest.groovy is sav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7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8: Deploy</text:p>
          </table:table-cell>
          <table:table-cell table:style-name="ce55" office:value-type="string">
            <text:p>Run -&gt; Deploy</text:p>
          </table:table-cell>
          <table:table-cell table:style-name="ce243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9: Launch</text:p>
          </table:table-cell>
          <table:table-cell table:style-name="ce233" office:value-type="string">
            <text:p>Run -&gt; Launch REST Service</text:p>
          </table:table-cell>
          <table:table-cell table:style-name="ce243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86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SOC\Share a Document in Stream</text:p>
          </table:table-cell>
          <table:table-cell table:style-name="ce80" office:value-type="string">
            <text:p>Attach a DMS Document link to status update</text:p>
          </table:table-cell>
          <table:table-cell table:style-name="ce55" office:value-type="string">
            <text:p>Step 1: Create DMS document</text:p>
          </table:table-cell>
          <table:table-cell table:style-name="ce233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233" office:value-type="string">
            <text:p>File is upload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2: Show form to select document to share</text:p>
          </table:table-cell>
          <table:table-cell table:style-name="ce233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246" office:value-type="string">
            <text:p>Select node form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3: Select node</text:p>
          </table:table-cell>
          <table:table-cell table:style-name="ce233" office:value-type="string">
            <text:p>- Browse Public folder from left pane</text:p>
            <text:p>- Click icon to select uploaded file at step 1 in right pane</text:p>
          </table:table-cell>
          <table:table-cell table:style-name="ce233" office:value-type="string">
            <text:p>The document is listed &amp; ready to be shar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4: Share document</text:p>
          </table:table-cell>
          <table:table-cell table:style-name="ce233" office:value-type="string">
            <text:p>Click Share</text:p>
          </table:table-cell>
          <table:table-cell table:style-name="ce246" office:value-type="string">
            <text:p>A new activity is created. It contains a link to download to the document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86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235" office:value-type="string">
            <text:p>Detach a file to DMS</text:p>
          </table:table-cell>
          <table:table-cell table:style-name="ce55" office:value-type="string">
            <text:p>Step 1: Add new mail account</text:p>
          </table:table-cell>
          <table:table-cell table:style-name="ce233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33" office:value-type="string">
            <text:p>New mail accou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2: Check mail from server</text:p>
          </table:table-cell>
          <table:table-cell table:style-name="ce233" office:value-type="string">
            <text:p>Click Get Mail</text:p>
          </table:table-cell>
          <table:table-cell table:style-name="ce233" office:value-type="string">
            <text:p>- Get Mail action is done</text:p>
            <text:p>- Mails from server are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3: View mail with attachment</text:p>
          </table:table-cell>
          <table:table-cell table:style-name="ce233" office:value-type="string">
            <text:p>Click on the mail contains attachment</text:p>
          </table:table-cell>
          <table:table-cell table:style-name="ce233" office:value-type="string">
            <text:p>Mail content is displayed at the bottom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4: Open form to Save attachment to sever</text:p>
          </table:table-cell>
          <table:table-cell table:style-name="ce233" office:value-type="string">
            <text:p>In the Attachment part of mail detail: click Save to DMS</text:p>
          </table:table-cell>
          <table:table-cell table:style-name="ce233" office:value-type="string">
            <text:p>Save a file to server form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5: Select path to store the attachment</text:p>
          </table:table-cell>
          <table:table-cell table:style-name="ce233" office:value-type="string">
            <text:p>- Select Private drive from left pane then click icon to select a folder from right pane to store the attachment</text:p>
          </table:table-cell>
          <table:table-cell table:style-name="ce233" office:value-type="string">
            <text:p>A message is shown to alert save attachment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6: Check after saved</text:p>
            <text:p/>
          </table:table-cell>
          <table:table-cell table:style-name="ce233" office:value-type="string">
            <text:p>- Go to Sites Explorer</text:p>
            <text:p>- Select Private drive</text:p>
            <text:p>- Click on selected folder at step 5</text:p>
          </table:table-cell>
          <table:table-cell table:style-name="ce233" office:value-type="string">
            <text:p>There's the attachment file in the mail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186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235" office:value-type="string">
            <text:p>Attach a file from server while composing new mail</text:p>
          </table:table-cell>
          <table:table-cell table:style-name="ce240" office:value-type="string">
            <text:p>Step 1: Add document</text:p>
          </table:table-cell>
          <table:table-cell table:style-name="ce240" office:value-type="string">
            <text:p><text:span text:style-name="T15">- Login intranet site (by user in web </text:span><text:span text:style-name="T15">contributor group)</text:span></text:p>
            <text:p><text:span text:style-name="T15">- Go to Sites Explorer</text:span></text:p>
            <text:p><text:span text:style-name="T15">- Choose Private drive</text:span></text:p>
            <text:p><text:span text:style-name="T15">- Add some document/upload file</text:span></text:p>
          </table:table-cell>
          <table:table-cell table:style-name="ce240" office:value-type="string">
            <text:p>Document/upload fil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6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2: Add new mail account</text:p>
          </table:table-cell>
          <table:table-cell table:style-name="ce233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33" office:value-type="string">
            <text:p>New mail accou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3: Show form to compose new mail</text:p>
          </table:table-cell>
          <table:table-cell table:style-name="ce233" office:value-type="string">
            <text:p>Click Write Mail</text:p>
          </table:table-cell>
          <table:table-cell table:style-name="ce233" office:value-type="string">
            <text:p>Compose a new message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4: Show form to select document</text:p>
          </table:table-cell>
          <table:table-cell table:style-name="ce233" office:value-type="string">
            <text:p>Click Attach a server file</text:p>
          </table:table-cell>
          <table:table-cell table:style-name="ce233" office:value-type="string">
            <text:p>Attach a file from server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5: Select file to attach</text:p>
          </table:table-cell>
          <table:table-cell table:style-name="ce233" office:value-type="string">
            <text:p>Browse Private drive from left pane &amp; select any file from right pane</text:p>
          </table:table-cell>
          <table:table-cell table:style-name="ce233" office:value-type="string">
            <text:p>Selected file is listed in attachments list in compose mail form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6: Send mail</text:p>
          </table:table-cell>
          <table:table-cell table:style-name="ce233" office:value-type="string">
            <text:p>- Input receiver, mail subject, content &amp; click Send</text:p>
          </table:table-cell>
          <table:table-cell table:style-name="ce233" office:value-type="string">
            <text:p>Mail is sent with attached fil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186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CS\Space Calendar</text:p>
          </table:table-cell>
          <table:table-cell table:style-name="ce235" office:value-type="string">
            <text:p>Add a calendar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233" office:value-type="string">
            <text:p>Calendar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5: Check after adding calendar into space</text:p>
          </table:table-cell>
          <table:table-cell table:style-name="ce233" office:value-type="string">
            <text:p>- Go to calendar application</text:p>
            <text:p/>
          </table:table-cell>
          <table:table-cell table:style-name="ce240" office:value-type="string">
            <text:p>- A new calendar for space is added <text:span text:style-name="T12">(</text:span>besides, there's another calendar for space created automatically right after the space is added<text:span text:style-name="T12">)</text:span>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186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CS\Publish Calendar Activities in Stream</text:p>
          </table:table-cell>
          <table:table-cell table:style-name="ce235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1: Add space</text:p>
          </table:table-cell>
          <table:table-cell table:style-name="ce233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240" office:value-type="string">
            <text:p>- A new calendar for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7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5: Add event</text:p>
          </table:table-cell>
          <table:table-cell table:style-name="ce233" office:value-type="string">
            <text:p>- "john" open calendar application</text:p>
            <text:p>- Add new event on added calendar of joined space</text:p>
          </table:table-cell>
          <table:table-cell table:style-name="ce240" office:value-type="string">
            <text:p>New eve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6: Check adding event as space activity</text:p>
          </table:table-cell>
          <table:table-cell table:style-name="ce233" office:value-type="string">
            <text:p>- "john" back to Home page</text:p>
            <text:p>- Click Spaces button</text:p>
          </table:table-cell>
          <table:table-cell table:style-name="ce240" office:value-type="string">
            <text:p>There's an activity for added even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186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KS\Space Forum</text:p>
          </table:table-cell>
          <table:table-cell table:style-name="ce235" office:value-type="string">
            <text:p>As a space manager, I can add a forum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233" office:value-type="string">
            <text:p>Forum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5: Check after adding Forum into space</text:p>
          </table:table-cell>
          <table:table-cell table:style-name="ce233" office:value-type="string">
            <text:p>- Back to Home page</text:p>
            <text:p>- Go to Forum application</text:p>
            <text:p/>
          </table:table-cell>
          <table:table-cell table:style-name="ce240" office:value-type="string">
            <text:p>A category and a default forum has been created for the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233" office:value-type="string">
            <text:p>Step 6: Check default moderator on added Forum of space</text:p>
          </table:table-cell>
          <table:table-cell table:style-name="ce233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2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186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8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1: Add space with Forum application</text:p>
          </table:table-cell>
          <table:table-cell table:style-name="ce233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233" office:value-type="string">
            <text:p>New space with Forum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7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5: Jump to space forum</text:p>
          </table:table-cell>
          <table:table-cell table:style-name="ce233" office:value-type="string">
            <text:p>- Click on the new joined space in space list</text:p>
            <text:p>- Click Forum portlet in left pane</text:p>
          </table:table-cell>
          <table:table-cell table:style-name="ce233" office:value-type="string">
            <text:p>Forum portlet appears, focusing on the forum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6: Start new topic as space member</text:p>
          </table:table-cell>
          <table:table-cell table:style-name="ce233" office:value-type="string">
            <text:p>- "john" click Start topic</text:p>
            <text:p>- Input needed value &amp; click Submit</text:p>
          </table:table-cell>
          <table:table-cell table:style-name="ce233" office:value-type="string">
            <text:p>New topic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7: Check updating activity in space</text:p>
          </table:table-cell>
          <table:table-cell table:style-name="ce233" office:value-type="string">
            <text:p>- "john" to to Home page</text:p>
          </table:table-cell>
          <table:table-cell table:style-name="ce233" office:value-type="string">
            <text:p>New activity is added for created topic (an activity will be created when a new post is added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186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80" office:value-type="string">
            <text:p>As a space manager, I can add the Answers application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233" office:value-type="string">
            <text:p>Answer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5: Check after adding Answer into space</text:p>
          </table:table-cell>
          <table:table-cell table:style-name="ce233" office:value-type="string">
            <text:p>- Click Answer Portlet from left pane</text:p>
            <text:p/>
          </table:table-cell>
          <table:table-cell table:style-name="ce240" office:value-type="string">
            <text:p>In the Answers application, a Category has been created for the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233" office:value-type="string">
            <text:p>Step 6: Check default moderator on added Category in Answer of space</text:p>
          </table:table-cell>
          <table:table-cell table:style-name="ce233" office:value-type="string">
            <text:p>- In Answer application (focusing on space added category): click on Category <text:s/>in Action bar then select Edit</text:p>
          </table:table-cell>
          <table:table-cell table:style-name="ce2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186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1: Add space with Answer application</text:p>
          </table:table-cell>
          <table:table-cell table:style-name="ce2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33" office:value-type="string">
            <text:p>New space with Answer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7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T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5: Jump to space Answer</text:p>
          </table:table-cell>
          <table:table-cell table:style-name="ce233" office:value-type="string">
            <text:p>- Click on the new joined space in space list</text:p>
            <text:p>- Click Answer portlet in left pane</text:p>
          </table:table-cell>
          <table:table-cell table:style-name="ce233" office:value-type="string">
            <text:p>Answer portlet appears, focusing on the category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6: Submit question</text:p>
          </table:table-cell>
          <table:table-cell table:style-name="ce233" office:value-type="string">
            <text:p>- "john" click Submit Question from action bar</text:p>
            <text:p>- Input needed value &amp; click Save</text:p>
          </table:table-cell>
          <table:table-cell table:style-name="ce233" office:value-type="string">
            <text:p>New question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7: Check updating activity in space</text:p>
          </table:table-cell>
          <table:table-cell table:style-name="ce233" office:value-type="string">
            <text:p>- "john" to to Home page</text:p>
          </table:table-cell>
          <table:table-cell table:style-name="ce233" office:value-type="string">
            <text:p>In the space activity stream, a new activity has been created, providing summary info about the question and a link to the questio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186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Publish answers to space stream</text:p>
          </table:table-cell>
          <table:table-cell table:style-name="ce55" office:value-type="string">
            <text:p>Step 1: Add space with Answer application</text:p>
          </table:table-cell>
          <table:table-cell table:style-name="ce2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33" office:value-type="string">
            <text:p>New space with Answer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2: Add question on space as member</text:p>
          </table:table-cell>
          <table:table-cell table:style-name="ce233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233" office:value-type="string">
            <text:p>New question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3: Answer question as member</text:p>
          </table:table-cell>
          <table:table-cell table:style-name="ce233" office:value-type="string">
            <text:p>- Login by "demo"</text:p>
            <text:p>- Send request to join added space by “root”</text:p>
          </table:table-cell>
          <table:table-cell table:style-name="ce240" office:value-type="string">
            <text:p>T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7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4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240" office:value-type="string">
            <text:p>“demo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5: Check after being approved</text:p>
          </table:table-cell>
          <table:table-cell table:style-name="ce233" office:value-type="string">
            <text:p>- Back to "demo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6: Jump to space Answer</text:p>
          </table:table-cell>
          <table:table-cell table:style-name="ce233" office:value-type="string">
            <text:p>- Click on the new joined space in space list</text:p>
            <text:p>- Click Answer portlet in left pane</text:p>
          </table:table-cell>
          <table:table-cell table:style-name="ce233" office:value-type="string">
            <text:p>Answer portlet appears, focusing on the category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7: Answer the question as space member</text:p>
          </table:table-cell>
          <table:table-cell table:style-name="ce233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247" office:value-type="string">
            <text:p>The answer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8: Check updating activity in space</text:p>
          </table:table-cell>
          <table:table-cell table:style-name="ce233" office:value-type="string">
            <text:p>- "demo" to to Home page</text:p>
          </table:table-cell>
          <table:table-cell table:style-name="ce233" office:value-type="string">
            <text:p>In the space activity stream, a new activity has been created, providing summary info about the question and a link to the questio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0">
          <table:table-cell table:number-columns-repeated="209"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39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/>
          <table:table-cell table:style-name="ce244"/>
          <table:table-cell table:style-name="ce266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63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190"/>
          <table:table-cell table:style-name="ce233"/>
          <table:table-cell table:style-name="ce244"/>
          <table:table-cell table:style-name="ce266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5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6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7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5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36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35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36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7"/>
          <table:table-cell table:style-name="ce75"/>
          <table:table-cell table:style-name="ce232"/>
          <table:table-cell table:style-name="ce237"/>
          <table:table-cell table:style-name="ce242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227"/>
          <table:table-cell table:style-name="ce75"/>
          <table:table-cell table:style-name="ce232"/>
          <table:table-cell table:style-name="ce238"/>
          <table:table-cell table:style-name="ce242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8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228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8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228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/>
          <table:table-cell table:style-name="ce22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65271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0" table:default-cell-style-name="Default"/>
        <table:table-column table:style-name="co75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1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68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7">
          <table:table-cell/>
          <table:table-cell table:style-name="ce64" office:value-type="string">
            <text:p>Total main cases:</text:p>
          </table:table-cell>
          <table:table-cell table:style-name="ce71" table:formula="of:=MAX([.A7:.A1103])" office:value-type="float" office:value="8" table:number-columns-spanned="3" table:number-rows-spanned="1">
            <text:p>8</text:p>
          </table:table-cell>
          <table:covered-table-cell table:style-name="ce23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5">
          <table:table-cell/>
          <table:table-cell table:style-name="ce272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8" table:number-columns-repeated="208"/>
        </table:table-row>
        <table:table-row table:style-name="ro57">
          <table:table-cell table:style-name="ce61" office:value-type="float" office:value="1">
            <text:p>001</text:p>
          </table:table-cell>
          <table:table-cell table:style-name="ce186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acme sample site on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</text:span><text:span text:style-name="T17">product page should be displayed</text:span></text:p>
            <text:p><text:span text:style-name="T17">- A link to Acme is provided, user is </text:span><text:span text:style-name="T17">taken to acme industries sample website</text:span></text:p>
            <text:p><text:span text:style-name="T17"><text:s/>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33" office:value-type="string">
            <text:p>Step 2: Login acme simple site using existing link</text:p>
          </table:table-cell>
          <table:table-cell table:style-name="ce233" office:value-type="string">
            <text:p>Click on the link: Visit the Acme Website</text:p>
          </table:table-cell>
          <table:table-cell table:style-name="ce247" office:value-type="string">
            <text:p>(not detail yet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41" office:value-type="string">
            <text:p>Step 3: Check activity stream</text:p>
          </table:table-cell>
          <table:table-cell table:style-name="ce233" office:value-type="string">
            <text:p>At Home page</text:p>
          </table:table-cell>
          <table:table-cell table:style-name="ce233" office:value-type="string">
            <text:p>A new activity has been created, providing summary info about the answer and a link to the questio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7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86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intranet sample site on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</text:span><text:span text:style-name="T17">product page should be displayed</text:span></text:p>
            <text:p><text:span text:style-name="T17">- A link to Intranet is provided, user is </text:span><text:span text:style-name="T17">taken to Intranet sample website</text:span></text:p>
            <text:p><text:span text:style-name="T17"><text:s/>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intranet sample site on Welcome page</text:p>
          </table:table-cell>
          <table:table-cell table:style-name="ce233" office:value-type="string">
            <text:p>Step 2: Login acme simple site using existing link</text:p>
          </table:table-cell>
          <table:table-cell table:style-name="ce233" office:value-type="string">
            <text:p>Click on the link: Visit the Acme Social Intranet</text:p>
          </table:table-cell>
          <table:table-cell table:style-name="ce247" office:value-type="string">
            <text:p>Jump to Welcome to ACME Intranet site (public mode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3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86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234" office:value-type="string">
            <text:p>Check access document from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</text:span><text:span text:style-name="T17">product page should be displayed</text:span></text:p>
            <text:p><text:span text:style-name="T17">A link to Admin Guide, Developer Guide </text:span><text:span text:style-name="T17">and user Manuals is provided.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42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document from Welcome page</text:p>
          </table:table-cell>
          <table:table-cell table:style-name="ce233" office:value-type="string">
            <text:p>Step 2: Show document from link</text:p>
          </table:table-cell>
          <table:table-cell table:style-name="ce233" office:value-type="string">
            <text:p>Click on the link to <text:span text:style-name="T17">Admin Guide, </text:span><text:span text:style-name="T17">Developer Guide and user Manuals </text:span></text:p>
          </table:table-cell>
          <table:table-cell table:style-name="ce233" office:value-type="string">
            <text:p>Corresponding document will be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3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86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access site from link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</text:span><text:span text:style-name="T17">product page should be displayed</text:span></text:p>
            <text:p><text:span text:style-name="T17">- There're Links to exo support, exo </text:span><text:span text:style-name="T17">website, exo forums and eXo blog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4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site from link</text:p>
          </table:table-cell>
          <table:table-cell table:style-name="ce233" office:value-type="string">
            <text:p>Step 2: Go to site from link</text:p>
          </table:table-cell>
          <table:table-cell table:style-name="ce233" office:value-type="string">
            <text:p>Click on the link to <text:span text:style-name="T17">exo support, exo </text:span><text:span text:style-name="T17">website, exo forums and eXo blog</text:span></text:p>
          </table:table-cell>
          <table:table-cell table:style-name="ce23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5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86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35" office:value-type="string">
            <text:p>Check sign in intranet site</text:p>
          </table:table-cell>
          <table:table-cell table:style-name="ce233" office:value-type="string">
            <text:p>Step 1: Go to Intranet public</text:p>
          </table:table-cell>
          <table:table-cell table:style-name="ce2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3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sign in intranet site</text:p>
          </table:table-cell>
          <table:table-cell table:style-name="ce233" office:value-type="string">
            <text:p>Step 2: Login by provided user</text:p>
          </table:table-cell>
          <table:table-cell table:style-name="ce23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233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86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35" office:value-type="string">
            <text:p>Check Register from Welcome page in public mode</text:p>
          </table:table-cell>
          <table:table-cell table:style-name="ce233" office:value-type="string">
            <text:p>Step 1: Go to Intranet public</text:p>
          </table:table-cell>
          <table:table-cell table:style-name="ce2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33" office:value-type="string">
            <text:p>- The page displays a welcome text</text:p>
            <text:p>- There's a Register button allows user add new accoun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33" office:value-type="string">
            <text:p>Step 2: Register new account</text:p>
          </table:table-cell>
          <table:table-cell table:style-name="ce233" office:value-type="string">
            <text:p>- Click on Register button</text:p>
            <text:p>- Input needed values for fields</text:p>
            <text:p>- Click Subscribe</text:p>
          </table:table-cell>
          <table:table-cell table:style-name="ce233" office:value-type="string">
            <text:p>There's message alert new account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33" office:value-type="string">
            <text:p>Step 3: Back to Welcome page</text:p>
          </table:table-cell>
          <table:table-cell table:style-name="ce233" office:value-type="string">
            <text:p>Click on the ACME logo at the top left of screen</text:p>
          </table:table-cell>
          <table:table-cell table:style-name="ce233" office:value-type="string">
            <text:p>Welcome page is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41" office:value-type="string">
            <text:p>Step 4: Login by new added account</text:p>
          </table:table-cell>
          <table:table-cell table:style-name="ce23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233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3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86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BUItin UI\Acme Industry Website\Acme Industry Social Intranet\Access to Social Spaces</text:p>
          </table:table-cell>
          <table:table-cell table:style-name="ce235" office:value-type="string">
            <text:p>Check updating my space gadget in Home page after added/joined</text:p>
          </table:table-cell>
          <table:table-cell table:style-name="ce233" office:value-type="string">
            <text:p>Step 1: Login</text:p>
          </table:table-cell>
          <table:table-cell table:style-name="ce233" office:value-type="string">
            <text:p>- Login intranet site by a normal account</text:p>
          </table:table-cell>
          <table:table-cell table:style-name="ce240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33" office:value-type="string">
            <text:p>Step 2: Show spaces directory</text:p>
          </table:table-cell>
          <table:table-cell table:style-name="ce233" office:value-type="string">
            <text:p>- In gadget My Spaces, click on "Show All"</text:p>
          </table:table-cell>
          <table:table-cell table:style-name="ce233" office:value-type="string">
            <text:p>You are redirected to the spaces director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41" office:value-type="string">
            <text:p>Step 3: Add new space</text:p>
          </table:table-cell>
          <table:table-cell table:style-name="ce23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233" office:value-type="string">
            <text:p>New added space is listed in spaces director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33" office:value-type="string">
            <text:p>Step 4: Check updating My space gadget after added new space</text:p>
          </table:table-cell>
          <table:table-cell table:style-name="ce233" office:value-type="string">
            <text:p>Click Home to show intranet Home page</text:p>
          </table:table-cell>
          <table:table-cell table:style-name="ce233" office:value-type="string">
            <text:p>The spaces joined should have been added to the List in My Spaces gadget.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3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186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BUItin UI\Acme Industry Website\Acme Industry Social Intranet\Access to activity</text:p>
          </table:table-cell>
          <table:table-cell table:style-name="ce231" office:value-type="string">
            <text:p>View My stream, My friends activities and activities of my spaces</text:p>
          </table:table-cell>
          <table:table-cell table:style-name="ce233" office:value-type="string">
            <text:p>Step 1: Show My activities page</text:p>
          </table:table-cell>
          <table:table-cell table:style-name="ce23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240" office:value-type="string">
            <text:p>My Activities page is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2: Invite a connection</text:p>
          </table:table-cell>
          <table:table-cell table:style-name="ce240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233" office:value-type="string">
            <text:p>There's note that John was invi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7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40" office:value-type="string">
            <text:p>Step 3: Check receiving invitation</text:p>
          </table:table-cell>
          <table:table-cell table:style-name="ce233" office:value-type="string">
            <text:p>- Login by John</text:p>
            <text:p><text:span text:style-name="T17">- Mouse over the john's name on the top </text:span><text:span text:style-name="T17">right of screen then select My Activities</text:span></text:p>
            <text:p><text:span text:style-name="T17">- Click on Connection on the left</text:span></text:p>
            <text:p><text:span text:style-name="T17">- Click Incoming in My connections</text:span></text:p>
          </table:table-cell>
          <table:table-cell table:style-name="ce233" office:value-type="string">
            <text:p>Demo is listed in Invitations waiting for your answer lis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4: Accept the invitation</text:p>
          </table:table-cell>
          <table:table-cell table:style-name="ce233" office:value-type="string">
            <text:p>Click Accept icon at the line of demo</text:p>
          </table:table-cell>
          <table:table-cell table:style-name="ce233" office:value-type="string">
            <text:p>Demo disappears from lis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5: Share comment by Demo</text:p>
          </table:table-cell>
          <table:table-cell table:style-name="ce233" office:value-type="string">
            <text:p>Demo goes to Home page &amp; write comment to share</text:p>
          </table:table-cell>
          <table:table-cell table:style-name="ce233" office:value-type="string">
            <text:p>Comment is added as activit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6: Share comment by John</text:p>
          </table:table-cell>
          <table:table-cell table:style-name="ce233" office:value-type="string">
            <text:p>John goes to Home page &amp; write comment to share</text:p>
          </table:table-cell>
          <table:table-cell table:style-name="ce233" office:value-type="string">
            <text:p>Comment is added as activit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41" office:value-type="string">
            <text:p>Step 7: Check activities of friends in connection</text:p>
          </table:table-cell>
          <table:table-cell table:style-name="ce233" office:value-type="string">
            <text:p>- Demo go to Home page of intranet site</text:p>
            <text:p>- Click Connection in the center</text:p>
          </table:table-cell>
          <table:table-cell table:style-name="ce233" office:value-type="string">
            <text:p>Activities by John &amp; Demo are all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8: Check activities of current user</text:p>
          </table:table-cell>
          <table:table-cell table:style-name="ce233" office:value-type="string">
            <text:p>Demo click My Status in the center of Home page</text:p>
          </table:table-cell>
          <table:table-cell table:style-name="ce233" office:value-type="string">
            <text:p>Only activities by Demo are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9: Add space</text:p>
          </table:table-cell>
          <table:table-cell table:style-name="ce233" office:value-type="string">
            <text:p>- Demo clicks Show all on My Space on the left</text:p>
            <text:p><text:span text:style-name="T17">- Click Add new space</text:span></text:p>
            <text:p><text:span text:style-name="T17">- Input Space Name</text:span></text:p>
            <text:p><text:span text:style-name="T17">- Click Create</text:span>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10: Comment on added space</text:p>
          </table:table-cell>
          <table:table-cell table:style-name="ce233" office:value-type="string">
            <text:p>- Demo select added space</text:p>
            <text:p>- Write comment &amp; share</text:p>
          </table:table-cell>
          <table:table-cell table:style-name="ce233" office:value-type="string">
            <text:p>Comment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11: Show all activities of current user on his spaces</text:p>
          </table:table-cell>
          <table:table-cell table:style-name="ce233" office:value-type="string">
            <text:p>- Demo back to Home page and click Spaces in centre of Home page</text:p>
          </table:table-cell>
          <table:table-cell table:style-name="ce233" office:value-type="string">
            <text:p>All activities on added/joined space of Demo are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6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6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74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6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4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235"/>
          <table:table-cell table:style-name="ce233"/>
          <table:table-cell table:style-name="ce245" table:number-columns-repeated="2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6"/>
          <table:table-cell table:style-name="ce246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74"/>
          <table:table-cell table:style-name="ce80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5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6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7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7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77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79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80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8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63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37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3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6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1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7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92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3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94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61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29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6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6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9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62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7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9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9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00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01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233"/>
          <table:table-cell table:style-name="ce55"/>
          <table:table-cell table:style-name="ce23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4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3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/>
          <table:table-cell table:style-name="ce55" table:number-columns-repeated="2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82"/>
          <table:table-cell table:style-name="ce28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83" table:number-columns-repeated="2"/>
          <table:table-cell table:style-name="ce289"/>
          <table:table-cell table:style-name="ce283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283" table:number-columns-repeated="4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83"/>
          <table:table-cell table:style-name="ce28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/>
          <table:table-cell table:style-name="ce55" table:number-columns-repeated="2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27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 table:number-rows-repeated="65208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48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0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5">
          <table:table-cell/>
          <table:table-cell table:style-name="ce139"/>
          <table:table-cell table:style-name="ce72" table:number-columns-repeated="6"/>
          <table:table-cell table:style-name="ce101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9"/>
          <table:table-cell table:style-name="ce73" table:number-columns-repeated="6"/>
          <table:table-cell table:style-name="ce138" table:number-columns-repeated="207"/>
        </table:table-row>
        <table:table-row table:style-name="ro1">
          <table:table-cell table:style-name="ce60"/>
          <table:table-cell table:style-name="ce112"/>
          <table:table-cell table:style-name="ce74"/>
          <table:table-cell table:style-name="ce140"/>
          <table:table-cell table:style-name="ce141"/>
          <table:table-cell table:style-name="ce55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5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69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4"/>
          <table:table-cell table:style-name="ce141"/>
          <table:table-cell table:style-name="ce80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84"/>
          <table:table-cell table:style-name="ce143"/>
          <table:table-cell table:style-name="ce146"/>
          <table:table-cell table:style-name="ce14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140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0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table:table-column table:style-name="co62" table:default-cell-style-name="ce254"/>
        <table:table-column table:style-name="co63" table:default-cell-style-name="ce254"/>
        <table:table-column table:style-name="co64" table:default-cell-style-name="ce254"/>
        <table:table-column table:style-name="co65" table:default-cell-style-name="ce254"/>
        <table:table-column table:style-name="co66" table:default-cell-style-name="ce254"/>
        <table:table-column table:style-name="co6" table:number-columns-repeated="251" table:default-cell-style-name="ce254"/>
        <table:table-row table:style-name="ro58">
          <table:table-cell table:style-name="ce248" office:value-type="string" table:number-columns-spanned="5" table:number-rows-spanned="2">
            <text:p>PLF User Stories List</text:p>
            <text:p><text:span text:style-name="T14">Product version: PLF 3.0 </text:span><text:span text:style-name="T14">beta2</text:span>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table-cell table:style-name="ce18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64">
          <table:covered-table-cell table:style-name="ce249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3"/>
          <table:table-cell table:number-columns-repeated="250"/>
        </table:table-row>
        <table:table-row table:style-name="ro88">
          <table:table-cell table:style-name="ce184" office:value-type="string">
            <text:p>Id</text:p>
          </table:table-cell>
          <table:table-cell table:style-name="ce189" office:value-type="string">
            <text:p>Portlet</text:p>
          </table:table-cell>
          <table:table-cell table:style-name="ce189" office:value-type="string">
            <text:p>Functional Group</text:p>
          </table:table-cell>
          <table:table-cell table:style-name="ce189" office:value-type="string">
            <text:p>Functionality</text:p>
          </table:table-cell>
          <table:table-cell table:style-name="ce189" office:value-type="string">
            <text:p>Functionality summary</text:p>
          </table:table-cell>
          <table:covered-table-cell table:style-name="ce263"/>
          <table:table-cell table:number-columns-repeated="250"/>
        </table:table-row>
        <table:table-row table:style-name="ro14">
          <table:table-cell table:style-name="ce250" office:value-type="string">
            <text:p>INT_IDE_01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WCM Templates</text:p>
          </table:table-cell>
          <table:table-cell table:style-name="ce256"/>
          <table:table-cell table:style-name="ce264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89">
          <table:table-cell table:style-name="ce251" office:value-type="string">
            <text:p>INT_IDE_02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Gadgets</text:p>
          </table:table-cell>
          <table:table-cell table:style-name="ce262"/>
          <table:table-cell table:style-name="ce264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3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61" office:value-type="string">
            <text:p>Develop REST Services</text:p>
          </table:table-cell>
          <table:table-cell table:style-name="ce262"/>
          <table:table-cell table:style-name="ce264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4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Shared groovy scripts library</text:p>
          </table:table-cell>
          <table:table-cell table:style-name="ce262"/>
          <table:table-cell table:style-name="ce264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SOC_01</text:p>
          </table:table-cell>
          <table:table-cell table:style-name="ce256" office:value-type="string">
            <text:p>Integration_Features/SOC</text:p>
          </table:table-cell>
          <table:table-cell table:style-name="ce259" office:value-type="string">
            <text:p>SOC</text:p>
          </table:table-cell>
          <table:table-cell table:style-name="ce261" office:value-type="string">
            <text:p>Share a Document in Stream</text:p>
          </table:table-cell>
          <table:table-cell table:style-name="ce262"/>
          <table:table-cell table:style-name="ce264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M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S</text:p>
          </table:table-cell>
          <table:table-cell table:style-name="ce256" office:value-type="string">
            <text:p>Mail Attachments in DMS</text:p>
          </table:table-cell>
          <table:table-cell table:style-name="ce262"/>
          <table:table-cell table:style-name="ce264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Space Calendar</text:p>
          </table:table-cell>
          <table:table-cell table:style-name="ce262"/>
          <table:table-cell table:style-name="ce264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Publish Calendar Activities in Stream</text:p>
          </table:table-cell>
          <table:table-cell table:style-name="ce262"/>
          <table:table-cell table:style-name="ce264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61" office:value-type="string">
            <text:p>Space Forum</text:p>
          </table:table-cell>
          <table:table-cell table:style-name="ce262"/>
          <table:table-cell table:style-name="ce264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56" office:value-type="string">
            <text:p>Publish Forum Activities in Stream</text:p>
          </table:table-cell>
          <table:table-cell table:style-name="ce262"/>
          <table:table-cell table:style-name="ce264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Space Answers</text:p>
          </table:table-cell>
          <table:table-cell table:style-name="ce262"/>
          <table:table-cell table:style-name="ce264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Publish Answers Activities in Stream</text:p>
          </table:table-cell>
          <table:table-cell table:style-name="ce262"/>
          <table:table-cell table:style-name="ce264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BUI_WEL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Product Welcome Page</text:p>
          </table:table-cell>
          <table:table-cell table:style-name="ce262"/>
          <table:table-cell table:style-name="ce264" table:formula="of:=SUMPRODUCT(([Builtin_UI.B$5:Builtin_UI.B$1070]=[.$A16])*([Builtin_UI.A$5:Builtin_UI.A$1070]&lt;&gt;&quot;&quot;))" office:value-type="float" office:value="4">
            <text:p>4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Acme Industry Social Intranet\Intranet welcome</text:p>
          </table:table-cell>
          <table:table-cell table:style-name="ce262"/>
          <table:table-cell table:style-name="ce264" table:formula="of:=SUMPRODUCT(([Builtin_UI.B$5:Builtin_UI.B$1070]=[.$A17])*([Builtin_UI.A$5:Builtin_UI.A$1070]&lt;&gt;&quot;&quot;))" office:value-type="float" office:value="2">
            <text:p>2</text:p>
          </table:table-cell>
          <table:table-cell table:number-columns-repeated="250"/>
        </table:table-row>
        <table:table-row table:style-name="ro90">
          <table:table-cell table:style-name="ce250" office:value-type="string">
            <text:p>BUI_AIW_02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61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8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3</text:p>
          </table:table-cell>
          <table:table-cell table:style-name="ce256"/>
          <table:table-cell table:style-name="ce259"/>
          <table:table-cell table:style-name="ce256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9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89">
          <table:table-cell table:style-name="ce252" office:value-type="string" table:number-columns-spanned="5" table:number-rows-spanned="1">
            <text:p>Total</text:p>
          </table:table-cell>
          <table:covered-table-cell table:style-name="ce257"/>
          <table:covered-table-cell table:style-name="ce260"/>
          <table:covered-table-cell table:style-name="ce260"/>
          <table:covered-table-cell table:style-name="ce257"/>
          <table:table-cell table:style-name="ce265" table:formula="of:=SUM([.F4:.F19])" office:value-type="float" office:value="23">
            <text:p>23</text:p>
          </table:table-cell>
          <table:table-cell table:number-columns-repeated="250"/>
        </table:table-row>
        <table:table-row table:style-name="ro89">
          <table:table-cell table:style-name="ce253"/>
          <table:table-cell table:style-name="ce258"/>
          <table:table-cell table:number-columns-repeated="2"/>
          <table:table-cell table:style-name="ce258" table:number-columns-repeated="226"/>
          <table:table-cell table:number-columns-repeated="26"/>
        </table:table-row>
        <table:table-row table:style-name="ro89" table:number-rows-repeated="12">
          <table:table-cell table:style-name="ce253"/>
          <table:table-cell table:number-columns-repeated="255"/>
        </table:table-row>
        <table:table-row table:style-name="ro9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style-name="ce258" table:number-columns-repeated="229"/>
          <table:table-cell table:number-columns-repeated="26"/>
        </table:table-row>
        <table:table-row table:style-name="ro89" table:number-rows-repeated="65479">
          <table:table-cell table:number-columns-repeated="256"/>
        </table:table-row>
        <table:table-row table:style-name="ro89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3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9-16T13:57:09</dc:date>
    <meta:editing-cycles>487</meta:editing-cycles>
    <meta:editing-duration>PT278H30M55S</meta:editing-duration>
    <dc:creator>minh nguyen</dc:creator>
    <meta:document-statistic meta:table-count="7" meta:cell-count="1501" meta:object-count="1"/>
    <meta:user-defined meta:name="Info 1"/>
    <meta:user-defined meta:name="Info 2"/>
    <meta:user-defined meta:name="Info 3"/>
    <meta:user-defined meta:name="Info 4"/>
  </office:meta>
</office:document-meta>
</file>